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Sun-ExtA" svg:font-family="Sun-Ext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-asian="Sun-ExtA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style:font-name-asian="Sun-ExtA"/>
    </style:style>
    <style:style style:name="ce3" style:family="table-cell" style:parent-style-name="Default">
      <style:table-cell-properties fo:border-bottom="none" style:text-align-source="fix" style:repeat-content="false" fo:border-left="0.035cm solid #800000" fo:border-right="0.035cm solid #800000" fo:border-top="none" style:vertical-align="middle"/>
      <style:paragraph-properties fo:text-align="center"/>
      <style:text-properties style:font-name-asian="Sun-ExtA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1" table:default-cell-style-name="ce3"/>
        <table:table-column table:style-name="co1" table:number-columns-repeated="1016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4"/>
          <table:table-cell table:number-columns-repeated="4"/>
          <table:table-cell table:style-name="Default"/>
          <table:table-cell office:value-type="string">
            <text:p>𡤇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5"/>
          <table:table-cell office:value-type="string">
            <text:p>𡤇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4"/>
          <table:table-cell office:value-type="string">
            <text:p>𡤇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3"/>
          <table:table-cell office:value-type="string">
            <text:p>𡤇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𡤇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4"/>
          <table:table-cell table:number-columns-repeated="3"/>
          <table:table-cell office:value-type="string">
            <text:p>女</text:p>
          </table:table-cell>
          <table:table-cell office:value-type="string">
            <text:p>𡤇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4"/>
          <table:table-cell office:value-type="string">
            <text:p>𡤇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3"/>
          <table:table-cell office:value-type="string">
            <text:p>𡤇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𡤇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夊</text:p>
          </table:table-cell>
          <table:table-cell table:number-columns-repeated="2"/>
          <table:table-cell table:style-name="Default"/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4"/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女</text:p>
          </table:table-cell>
          <table:table-cell office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夊</text:p>
          </table:table-cell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Default"/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𡤇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𡤇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3"/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𡤇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𡤇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𡤇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𡤇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3"/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 table:style-name="Default" table:number-columns-repeated="3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Sun-ExtA" svg:font-family="Sun-Ext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2/04/2016</text:date>, <text:time>18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2-04T18:47:02</meta:creation-date>
    <dc:date>2016-02-04T18:59:59</dc:date>
    <meta:editing-duration>PT00H10M29S</meta:editing-duration>
    <meta:editing-cycles>8</meta:editing-cycles>
    <meta:generator>NeoOffice/3.3$Unix OpenOffice.org_project/Patch 0</meta:generator>
    <meta:document-statistic meta:table-count="3" meta:cell-count="280" meta:object-count="0"/>
  </office:meta>
</office:document-meta>
</file>